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GenerationException.CodeGenerationException( String msg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GenerationException.CodeGener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GenerationException.CodeGeneration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GenerationException.CodeGene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